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2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opacity="9%" draw:opacity-name="" draw:textarea-horizontal-align="justify" draw:textarea-vertical-align="middle" draw:auto-grow-height="false" fo:min-height="5.703cm" fo:min-width="12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opacity="9%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2.8cm" svg:height="2.3cm" svg:x="4.4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.3cm" svg:x="9.2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.3cm" svg:x="14cm" svg:y="5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cm" svg:y1="6.6cm" svg:x2="9.2cm" svg:y2="6.6cm">
          <text:p/>
        </draw:line>
        <draw:line draw:style-name="gr2" draw:text-style-name="P2" draw:layer="layout" svg:x1="12cm" svg:y1="6.6cm" svg:x2="14cm" svg:y2="6.6cm">
          <text:p/>
        </draw:line>
        <draw:custom-shape draw:style-name="gr1" draw:text-style-name="P1" draw:layer="layout" svg:width="2.8cm" svg:height="2.3cm" svg:x="1.2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.3cm" svg:x="17.2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034cm" svg:height="1.199cm" svg:x="1.4cm" svg:y="6cm">
          <draw:text-box>
            <text:p text:style-name="P1"><text:span text:style-name="T1">Źródło</text:span></text:p>
            <text:p text:style-name="P1"><text:span text:style-name="T1">dźwięku</text:span></text:p>
          </draw:text-box>
        </draw:frame>
        <draw:frame draw:style-name="gr3" draw:text-style-name="P3" draw:layer="layout" svg:width="2.365cm" svg:height="1.199cm" svg:x="4.7cm" svg:y="6.001cm">
          <draw:text-box>
            <text:p text:style-name="P1"><text:span text:style-name="T1">Wybór</text:span></text:p>
            <text:p text:style-name="P1"><text:span text:style-name="T1">algorytmu</text:span></text:p>
          </draw:text-box>
        </draw:frame>
        <draw:frame draw:style-name="gr3" draw:text-style-name="P3" draw:layer="layout" svg:width="2.458cm" svg:height="1.199cm" svg:x="9.5cm" svg:y="6.001cm">
          <draw:text-box>
            <text:p text:style-name="P1"><text:span text:style-name="T1">Estymacja</text:span></text:p>
            <text:p text:style-name="P1"><text:span text:style-name="T1">tonu</text:span></text:p>
          </draw:text-box>
        </draw:frame>
        <draw:frame draw:style-name="gr3" draw:text-style-name="P3" draw:layer="layout" svg:width="3.046cm" svg:height="1.199cm" svg:x="13.9cm" svg:y="6.001cm">
          <draw:text-box>
            <text:p text:style-name="P1"><text:span text:style-name="T1">Odtworzenie</text:span></text:p>
            <text:p text:style-name="P1"><text:span text:style-name="T1">dźwięku MIDI</text:span></text:p>
          </draw:text-box>
        </draw:frame>
        <draw:frame draw:style-name="gr3" draw:text-style-name="P3" draw:layer="layout" svg:width="2.644cm" svg:height="1.199cm" svg:x="17.3cm" svg:y="6.002cm">
          <draw:text-box>
            <text:p text:style-name="P1"><text:span text:style-name="T1">Użytkownik</text:span></text:p>
            <text:p text:style-name="P1"><text:span text:style-name="T1">końcowy</text:span></text:p>
          </draw:text-box>
        </draw:frame>
        <draw:line draw:style-name="gr4" draw:text-style-name="P2" draw:layer="layout" svg:x1="4cm" svg:y1="6.6cm" svg:x2="4.4cm" svg:y2="6.6cm">
          <text:p/>
        </draw:line>
        <draw:line draw:style-name="gr4" draw:text-style-name="P2" draw:layer="layout" svg:x1="16.8cm" svg:y1="6.6cm" svg:x2="17.2cm" svg:y2="6.6cm">
          <text:p/>
        </draw:line>
        <draw:custom-shape draw:style-name="gr5" draw:text-style-name="P4" draw:layer="layout" svg:width="12.8cm" svg:height="5.953cm" svg:x="4.2cm" svg:y="2.82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8.101cm" svg:height="0.962cm" svg:x="6.6cm" svg:y="3.7cm">
          <draw:text-box>
            <text:p>Schemat działania aplikacj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8:42:15.101307302</meta:creation-date>
    <dc:date>2018-04-16T18:56:55.541314482</dc:date>
    <meta:editing-duration>PT3M58S</meta:editing-duration>
    <meta:editing-cycles>2</meta:editing-cycles>
    <meta:generator>LibreOffice/5.1.2.2$Linux_X86_64 LibreOffice_project/10m0$Build-2</meta:generator>
    <meta:document-statistic meta:object-count="16"/>
  </office:meta>
</office:document-meta>
</file>